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Line_20_Style_20_9" svg:stroke-color="#9900ff" draw:fill="solid" draw:fill-color="#ff950e" draw:textarea-horizontal-align="justify" draw:textarea-vertical-align="middle" draw:auto-grow-height="false" fo:min-height="0cm" fo:min-width="1.79cm"/>
    </style:style>
    <style:style style:name="gr2" style:family="graphic" style:parent-style-name="standard">
      <style:graphic-properties draw:stroke="none" draw:stroke-dash="Line_20_Style_20_9" svg:stroke-color="#9900ff" draw:fill="solid" draw:fill-color="#ff950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solid" draw:fill-color="#ff950e" draw:textarea-horizontal-align="justify" draw:textarea-vertical-align="middle" draw:auto-grow-height="false" fo:min-height="0.697cm" fo:min-width="0.447cm"/>
    </style:style>
    <style:style style:name="gr4" style:family="graphic" style:parent-style-name="standard">
      <style:graphic-properties svg:stroke-color="#000000" draw:fill="hatch" draw:fill-color="#729fcf" draw:fill-hatch-name="Black_20_45_20_Degrees" draw:opacity="50%" draw:textarea-horizontal-align="justify" draw:textarea-vertical-align="middle" draw:auto-grow-height="false" fo:min-height="0.639cm" fo:min-width="2.802cm"/>
    </style:style>
    <style:style style:name="gr5" style:family="graphic" style:parent-style-name="standard">
      <style:graphic-properties draw:stroke="solid" svg:stroke-width="0.081cm" svg:stroke-color="#ff0000" draw:marker-start-width="0.321cm" draw:marker-end-width="0.321cm" draw:fill="none" draw:fill-color="#729fcf" draw:textarea-horizontal-align="justify" draw:textarea-vertical-align="middle" draw:auto-grow-height="false" fo:min-height="1.113cm" fo:min-width="3.276cm" fo:padding-top="0.165cm" fo:padding-bottom="0.165cm" fo:padding-left="0.29cm" fo:padding-right="0.29cm"/>
    </style:style>
    <style:style style:name="gr6" style:family="graphic" style:parent-style-name="standard">
      <style:graphic-properties draw:stroke="none" draw:stroke-dash="Line_20_Style_20_9" svg:stroke-color="#ff0000" draw:fill-color="#ff0000" draw:textarea-horizontal-align="justify" draw:textarea-vertical-align="middle" draw:auto-grow-height="false" fo:min-height="0cm" fo:min-width="1.514cm"/>
    </style:style>
    <style:style style:name="gr7" style:family="graphic" style:parent-style-name="standard">
      <style:graphic-properties draw:stroke="none" draw:stroke-dash="Line_20_Style_20_9" svg:stroke-color="#ff0000" draw:fill-color="#ff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draw:stroke-dash="Line_20_Style_20_9" svg:stroke-color="#ff0000" draw:fill-color="#ff0000" draw:textarea-horizontal-align="justify" draw:textarea-vertical-align="middle" draw:auto-grow-height="false" fo:min-height="0.372cm" fo:min-width="0.122cm"/>
    </style:style>
    <style:style style:name="gr9" style:family="graphic" style:parent-style-name="standard">
      <style:graphic-properties draw:stroke="none" draw:stroke-dash="Line_20_Style_20_9" svg:stroke-color="#ff0000" draw:fill-color="#009900" draw:textarea-horizontal-align="justify" draw:textarea-vertical-align="middle" draw:auto-grow-height="false" fo:min-height="0cm" fo:min-width="1.515cm"/>
    </style:style>
    <style:style style:name="gr10" style:family="graphic" style:parent-style-name="standard">
      <style:graphic-properties draw:stroke="none" draw:stroke-dash="Line_20_Style_20_9" svg:stroke-color="#ff0000" draw:fill-color="#0099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draw:stroke-dash="Line_20_Style_20_9" svg:stroke-color="#ff0000" draw:fill-color="#009900" draw:textarea-horizontal-align="justify" draw:textarea-vertical-align="middle" draw:auto-grow-height="false" fo:min-height="0.372cm" fo:min-width="0.122cm"/>
    </style:style>
    <style:style style:name="gr12" style:family="graphic" style:parent-style-name="standard">
      <style:graphic-properties draw:stroke="solid" svg:stroke-width="0.081cm" svg:stroke-color="#000099" draw:marker-start-width="0.321cm" draw:marker-end-width="0.321cm" draw:fill="none" draw:fill-color="#729fcf" draw:textarea-horizontal-align="justify" draw:textarea-vertical-align="middle" draw:auto-grow-height="false" fo:min-height="1.621cm" fo:min-width="3.784cm" fo:padding-top="0.165cm" fo:padding-bottom="0.165cm" fo:padding-left="0.29cm" fo:padding-right="0.29cm"/>
    </style:style>
    <style:style style:name="gr13" style:family="graphic" style:parent-style-name="standard">
      <style:graphic-properties draw:stroke="none" draw:stroke-dash="Line_20_Style_20_9" svg:stroke-color="#0000cc" draw:fill-color="#000099" draw:textarea-horizontal-align="justify" draw:textarea-vertical-align="middle" draw:auto-grow-height="false" fo:min-height="0cm" fo:min-width="1.515cm"/>
    </style:style>
    <style:style style:name="gr14" style:family="graphic" style:parent-style-name="standard">
      <style:graphic-properties draw:stroke="none" draw:stroke-dash="Line_20_Style_20_9" svg:stroke-color="#0000cc" draw:fill-color="#000099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draw:stroke-dash="Line_20_Style_20_9" svg:stroke-color="#0000cc" draw:fill-color="#000099" draw:textarea-horizontal-align="justify" draw:textarea-vertical-align="middle" draw:auto-grow-height="false" fo:min-height="0.372cm" fo:min-width="0.122cm"/>
    </style:style>
    <style:style style:name="gr16" style:family="graphic" style:parent-style-name="standard">
      <style:graphic-properties draw:stroke="solid" svg:stroke-width="0.081cm" svg:stroke-color="#661900" draw:marker-start-width="0.321cm" draw:marker-end-width="0.321cm" draw:fill="none" draw:fill-color="#729fcf" draw:textarea-horizontal-align="justify" draw:textarea-vertical-align="middle" draw:auto-grow-height="false" fo:min-height="2.464cm" fo:min-width="3.738cm" fo:padding-top="0.165cm" fo:padding-bottom="0.165cm" fo:padding-left="0.29cm" fo:padding-right="0.29cm"/>
    </style:style>
    <style:style style:name="gr17" style:family="graphic" style:parent-style-name="standard">
      <style:graphic-properties draw:stroke="none" draw:stroke-dash="Line_20_Style_20_9" svg:stroke-color="#ff0000" draw:fill-color="#661900" draw:textarea-horizontal-align="justify" draw:textarea-vertical-align="middle" draw:auto-grow-height="false" fo:min-height="0cm" fo:min-width="1.514cm"/>
    </style:style>
    <style:style style:name="gr18" style:family="graphic" style:parent-style-name="standard">
      <style:graphic-properties draw:stroke="none" draw:stroke-dash="Line_20_Style_20_9" svg:stroke-color="#ff0000" draw:fill-color="#661900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draw:stroke-dash="Line_20_Style_20_9" svg:stroke-color="#ff0000" draw:fill-color="#661900" draw:textarea-horizontal-align="justify" draw:textarea-vertical-align="middle" draw:auto-grow-height="false" fo:min-height="0.372cm" fo:min-width="0.122cm"/>
    </style:style>
    <style:style style:name="gr20" style:family="graphic" style:parent-style-name="standard">
      <style:graphic-properties draw:stroke="dash" draw:stroke-dash="_32__20_Dots_20_1_20_Dash" svg:stroke-width="0.081cm" svg:stroke-color="#ff9900" draw:marker-start-width="0.321cm" draw:marker-end-width="0.321cm" draw:fill="none" draw:fill-color="#729fcf" draw:textarea-horizontal-align="justify" draw:textarea-vertical-align="middle" draw:auto-grow-height="false" fo:min-height="4.67cm" fo:min-width="6.477cm" fo:padding-top="0.165cm" fo:padding-bottom="0.165cm" fo:padding-left="0.29cm" fo:padding-right="0.29cm"/>
    </style:style>
    <style:style style:name="gr21" style:family="graphic" style:parent-style-name="standard">
      <style:graphic-properties draw:stroke="solid" svg:stroke-width="0.081cm" svg:stroke-color="#661900" draw:marker-start-width="0.321cm" draw:marker-end-width="0.321cm" draw:fill="none" draw:fill-color="#729fcf" draw:textarea-horizontal-align="justify" draw:textarea-vertical-align="middle" draw:auto-grow-height="false" fo:min-height="0.94cm" fo:min-width="2.468cm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33cm"/>
    </style:style>
    <style:style style:name="gr2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3.462cm" fo:min-width="16.26cm" fo:padding-top="0.139cm" fo:padding-bottom="0.139cm" fo:padding-left="0.264cm" fo:padding-right="0.264cm"/>
    </style:style>
    <style:style style:name="gr24" style:family="graphic" style:parent-style-name="standard">
      <style:graphic-properties svg:stroke-color="#ffffcc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fill="none" draw:textarea-horizontal-align="justify" draw:textarea-vertical-align="top" draw:auto-grow-height="false" fo:min-height="12.196cm" fo:min-width="7.12cm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draw:stroke="solid" svg:stroke-width="0.081cm" svg:stroke-color="#ff0000" draw:marker-start-width="0.321cm" draw:marker-end-width="0.321cm" draw:fill="none" draw:fill-color="#729fcf" draw:textarea-horizontal-align="justify" draw:textarea-vertical-align="middle" draw:auto-grow-height="false" fo:min-height="1.067cm" fo:min-width="3.23cm" fo:padding-top="0.165cm" fo:padding-bottom="0.165cm" fo:padding-left="0.29cm" fo:padding-right="0.29cm"/>
    </style:style>
    <style:style style:name="gr28" style:family="graphic" style:parent-style-name="standard">
      <style:graphic-properties draw:stroke="solid" svg:stroke-width="0.081cm" svg:stroke-color="#009900" draw:marker-start-width="0.321cm" draw:marker-end-width="0.321cm" draw:fill="none" draw:fill-color="#729fcf" draw:textarea-horizontal-align="justify" draw:textarea-vertical-align="middle" draw:auto-grow-height="false" fo:min-height="1.575cm" fo:min-width="3.738cm" fo:padding-top="0.165cm" fo:padding-bottom="0.165cm" fo:padding-left="0.29cm" fo:padding-right="0.29cm"/>
    </style:style>
    <style:style style:name="gr29" style:family="graphic" style:parent-style-name="standard">
      <style:graphic-properties svg:stroke-color="#000000" draw:fill="hatch" draw:fill-color="#729fcf" draw:fill-hatch-name="Black_20_45_20_Degrees" draw:opacity="50%" draw:textarea-horizontal-align="justify" draw:textarea-vertical-align="middle" draw:auto-grow-height="false" fo:min-height="0.273cm" fo:min-width="1.442cm"/>
    </style:style>
    <style:style style:name="gr30" style:family="graphic" style:parent-style-name="standard">
      <style:graphic-properties draw:stroke="solid" svg:stroke-width="0.081cm" svg:stroke-color="#ff0000" draw:marker-start-width="0.321cm" draw:marker-end-width="0.321cm" draw:fill="none" draw:fill-color="#729fcf" draw:textarea-horizontal-align="justify" draw:textarea-vertical-align="middle" draw:auto-grow-height="false" fo:min-height="0.491cm" fo:min-width="1.66cm" fo:padding-top="0.165cm" fo:padding-bottom="0.165cm" fo:padding-left="0.29cm" fo:padding-right="0.29cm"/>
    </style:style>
    <style:style style:name="gr31" style:family="graphic" style:parent-style-name="standard">
      <style:graphic-properties draw:stroke="solid" svg:stroke-width="0.081cm" svg:stroke-color="#009900" draw:marker-start-width="0.321cm" draw:marker-end-width="0.321cm" draw:fill="none" draw:fill-color="#729fcf" draw:textarea-horizontal-align="justify" draw:textarea-vertical-align="middle" draw:auto-grow-height="false" fo:min-height="0.791cm" fo:min-width="1.96cm" fo:padding-top="0.165cm" fo:padding-bottom="0.165cm" fo:padding-left="0.29cm" fo:padding-right="0.29cm"/>
    </style:style>
    <style:style style:name="gr32" style:family="graphic" style:parent-style-name="standard">
      <style:graphic-properties draw:stroke="solid" svg:stroke-width="0.081cm" svg:stroke-color="#ff0000" draw:marker-start-width="0.321cm" draw:marker-end-width="0.321cm" draw:fill="none" draw:fill-color="#729fcf" draw:textarea-horizontal-align="justify" draw:textarea-vertical-align="middle" draw:auto-grow-height="false" fo:min-height="0.493cm" fo:min-width="1.661cm" fo:padding-top="0.165cm" fo:padding-bottom="0.165cm" fo:padding-left="0.29cm" fo:padding-right="0.29cm"/>
    </style:style>
    <style:style style:name="gr33" style:family="graphic" style:parent-style-name="standard">
      <style:graphic-properties draw:stroke="solid" svg:stroke-width="0.081cm" svg:stroke-color="#000099" draw:marker-start-width="0.321cm" draw:marker-end-width="0.321cm" draw:fill="none" draw:fill-color="#729fcf" draw:textarea-horizontal-align="justify" draw:textarea-vertical-align="middle" draw:auto-grow-height="false" fo:min-height="0.791cm" fo:min-width="1.96cm" fo:padding-top="0.165cm" fo:padding-bottom="0.165cm" fo:padding-left="0.29cm" fo:padding-right="0.29cm"/>
    </style:style>
    <style:style style:name="gr34" style:family="graphic" style:parent-style-name="standard">
      <style:graphic-properties draw:stroke="none" draw:stroke-dash="Line_20_Style_20_9" svg:stroke-color="#ff0000" draw:fill-color="#009900" draw:textarea-horizontal-align="justify" draw:textarea-vertical-align="middle" draw:auto-grow-height="false" fo:min-height="0cm" fo:min-width="0.759cm"/>
    </style:style>
    <style:style style:name="gr35" style:family="graphic" style:parent-style-name="standard">
      <style:graphic-properties draw:stroke="none" draw:stroke-dash="Line_20_Style_20_9" svg:stroke-color="#ff0000" draw:fill-color="#009900" draw:textarea-horizontal-align="justify" draw:textarea-vertical-align="middle" draw:auto-grow-height="false" fo:min-height="0.138cm" fo:min-width="0cm"/>
    </style:style>
    <style:style style:name="gr36" style:family="graphic" style:parent-style-name="standard">
      <style:graphic-properties draw:stroke="solid" svg:stroke-width="0.081cm" svg:stroke-color="#661900" draw:marker-start-width="0.321cm" draw:marker-end-width="0.321cm" draw:fill="none" draw:fill-color="#729fcf" draw:textarea-horizontal-align="justify" draw:textarea-vertical-align="middle" draw:auto-grow-height="false" fo:min-height="0.464cm" fo:min-width="1.325cm" fo:padding-top="0.165cm" fo:padding-bottom="0.165cm" fo:padding-left="0.29cm" fo:padding-right="0.29cm"/>
    </style:style>
    <style:style style:name="gr37" style:family="graphic" style:parent-style-name="standard">
      <style:graphic-properties draw:stroke="none" draw:stroke-dash="Line_20_Style_20_9" svg:stroke-color="#0000cc" draw:fill-color="#000099" draw:textarea-horizontal-align="justify" draw:textarea-vertical-align="middle" draw:auto-grow-height="false" fo:min-height="0cm" fo:min-width="0.759cm"/>
    </style:style>
    <style:style style:name="gr38" style:family="graphic" style:parent-style-name="standard">
      <style:graphic-properties draw:stroke="none" draw:stroke-dash="Line_20_Style_20_9" svg:stroke-color="#0000cc" draw:fill-color="#000099" draw:textarea-horizontal-align="justify" draw:textarea-vertical-align="middle" draw:auto-grow-height="false" fo:min-height="0.139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3.786cm"/>
    </style:style>
    <style:style style:name="gr40" style:family="graphic" style:parent-style-name="standard">
      <style:graphic-properties draw:stroke="none" draw:stroke-dash="Line_20_Style_20_9" svg:stroke-color="#ff0000" draw:fill-color="#ff0000" draw:textarea-horizontal-align="justify" draw:textarea-vertical-align="middle" draw:auto-grow-height="false" fo:min-height="0cm" fo:min-width="0.707cm"/>
    </style:style>
    <style:style style:name="gr41" style:family="graphic" style:parent-style-name="standard">
      <style:graphic-properties draw:stroke="none" draw:stroke-dash="Line_20_Style_20_9" svg:stroke-color="#ff0000" draw:fill-color="#ff0000" draw:textarea-horizontal-align="justify" draw:textarea-vertical-align="middle" draw:auto-grow-height="false" fo:min-height="0.122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7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8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45cm"/>
    </style:style>
    <style:style style:name="gr46" style:family="graphic" style:parent-style-name="standard">
      <style:graphic-properties draw:stroke="dash" draw:stroke-dash="_32__20_Dots_20_1_20_Dash" svg:stroke-width="0.081cm" svg:stroke-color="#ff9900" draw:marker-start-width="0.321cm" draw:marker-end-width="0.321cm" draw:fill="none" draw:fill-color="#729fcf" draw:textarea-horizontal-align="justify" draw:textarea-vertical-align="middle" draw:auto-grow-height="false" fo:min-height="2.13cm" fo:min-width="3.422cm" fo:padding-top="0.165cm" fo:padding-bottom="0.165cm" fo:padding-left="0.29cm" fo:padding-right="0.2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81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35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625cm"/>
    </style:style>
    <style:style style:name="gr50" style:family="graphic" style:parent-style-name="standard">
      <style:graphic-properties draw:stroke="none" draw:fill-color="#ff9900" draw:textarea-horizontal-align="justify" draw:textarea-vertical-align="middle" draw:auto-grow-height="false" fo:min-height="0.553cm" fo:min-width="0.4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282cm"/>
    </style:style>
    <style:style style:name="gr52" style:family="graphic" style:parent-style-name="standard">
      <style:graphic-properties draw:stroke="solid" svg:stroke-width="0.081cm" svg:stroke-color="#00ccff" draw:marker-start-width="0.321cm" draw:marker-end-width="0.321cm" draw:fill="none" draw:fill-color="#729fcf" draw:textarea-horizontal-align="justify" draw:textarea-vertical-align="middle" draw:auto-grow-height="false" fo:min-height="1.067cm" fo:min-width="2.468cm" fo:padding-top="0.165cm" fo:padding-bottom="0.165cm" fo:padding-left="0.29cm" fo:padding-right="0.29cm"/>
    </style:style>
    <style:style style:name="P1" style:family="paragraph">
      <loext:graphic-properties draw:fill="solid" draw:fill-color="#ff950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hatch" draw:fill-color="#729fcf" draw:fill-hatch-name="Black_20_45_20_Degrees" draw:opacity="50%"/>
      <style:paragraph-properties fo:text-align="center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-color="#009900"/>
      <style:paragraph-properties fo:text-align="center"/>
    </style:style>
    <style:style style:name="P7" style:family="paragraph">
      <loext:graphic-properties draw:fill-color="#000099"/>
      <style:paragraph-properties fo:text-align="center"/>
    </style:style>
    <style:style style:name="P8" style:family="paragraph">
      <loext:graphic-properties draw:fill-color="#661900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fo:color="#eeeeee" fo:background-color="#336633"/>
    </style:style>
    <style:style style:name="P12" style:family="paragraph">
      <loext:graphic-properties draw:fill="hatch" draw:fill-color="#729fcf" draw:fill-hatch-name="Black_20_45_20_Degrees" draw:opacity="50%"/>
      <style:paragraph-properties fo:text-align="center"/>
      <style:text-properties fo:font-size="13pt" style:font-size-asian="13pt" style:font-size-complex="13pt"/>
    </style:style>
    <style:style style:name="P13" style:family="paragraph">
      <loext:graphic-properties draw:fill="hatch" draw:fill-color="#729fcf" draw:fill-hatch-name="Black_20_45_20_Degrees" draw:opacity="50%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text-properties fo:font-size="13pt" style:font-size-asian="13pt" style:font-size-complex="13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text-properties fo:font-size="9pt" style:font-size-asian="9pt" style:font-size-complex="9pt"/>
    </style:style>
    <style:style style:name="P17" style:family="paragraph">
      <loext:graphic-properties draw:fill="none" draw:fill-color="#ffffff"/>
      <style:text-properties fo:font-size="11pt" style:font-size-asian="11pt" style:font-size-complex="11pt"/>
    </style:style>
    <style:style style:name="P18" style:family="paragraph">
      <loext:graphic-properties draw:fill-color="#ff9900"/>
      <style:paragraph-properties fo:text-align="center"/>
    </style:style>
    <style:style style:name="T1" style:family="text">
      <style:text-properties fo:color="#eeeeee" fo:background-color="#336633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366cm" svg:height="0.264cm" svg:x="23.399cm" svg:y="21.81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0.263cm" svg:height="0.158cm" svg:x="25.344cm" svg:y="21.66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0.262cm" svg:height="0.158cm" svg:x="25.082cm" svg:y="21.66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0.264cm" svg:height="0.158cm" svg:x="24.818cm" svg:y="21.66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0.262cm" svg:height="0.158cm" svg:x="24.556cm" svg:y="21.66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0.264cm" svg:height="0.158cm" svg:x="24.292cm" svg:y="21.66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947cm" svg:height="0.947cm" svg:x="23.282cm" svg:y="21.4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3" draw:layer="layout" svg:width="3.302cm" svg:height="0.889cm" svg:x="22.137cm" svg:y="11.588cm">
          <text:p text:style-name="P2">File 2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81cm" svg:height="1.397cm" svg:x="21.883cm" svg:y="11.33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5" draw:layer="layout" svg:width="2.08cm" svg:height="0.231cm" svg:x="23.558cm" svg:y="7.30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5" draw:layer="layout" svg:width="0.231cm" svg:height="0.139cm" svg:x="25.268cm" svg:y="7.17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5" draw:layer="layout" svg:width="0.231cm" svg:height="0.139cm" svg:x="25.037cm" svg:y="7.17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5" draw:layer="layout" svg:width="0.231cm" svg:height="0.139cm" svg:x="24.806cm" svg:y="7.17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5" draw:layer="layout" svg:width="0.231cm" svg:height="0.139cm" svg:x="24.575cm" svg:y="7.17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5" draw:layer="layout" svg:width="0.231cm" svg:height="0.139cm" svg:x="24.344cm" svg:y="7.17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" draw:text-style-name="P5" draw:layer="layout" svg:width="0.878cm" svg:height="0.878cm" svg:x="23.419cm" svg:y="6.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6" draw:layer="layout" svg:width="2.081cm" svg:height="0.231cm" svg:x="17.449cm" svg:y="11.92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6" draw:layer="layout" svg:width="0.231cm" svg:height="0.139cm" svg:x="19.16cm" svg:y="11.79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0" draw:text-style-name="P6" draw:layer="layout" svg:width="0.231cm" svg:height="0.139cm" svg:x="18.929cm" svg:y="11.79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0" draw:text-style-name="P6" draw:layer="layout" svg:width="0.231cm" svg:height="0.139cm" svg:x="18.698cm" svg:y="11.79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0" draw:text-style-name="P6" draw:layer="layout" svg:width="0.231cm" svg:height="0.139cm" svg:x="18.467cm" svg:y="11.79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0" draw:text-style-name="P6" draw:layer="layout" svg:width="0.231cm" svg:height="0.139cm" svg:x="18.236cm" svg:y="11.79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" draw:text-style-name="P6" draw:layer="layout" svg:width="0.878cm" svg:height="0.878cm" svg:x="17.311cm" svg:y="11.5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2" draw:text-style-name="P4" draw:layer="layout" svg:width="4.318cm" svg:height="1.905cm" svg:x="21.629cm" svg:y="11.08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7" draw:layer="layout" svg:width="2.081cm" svg:height="0.231cm" svg:x="26.847cm" svg:y="11.89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7" draw:layer="layout" svg:width="0.231cm" svg:height="0.138cm" svg:x="28.558cm" svg:y="11.76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4" draw:text-style-name="P7" draw:layer="layout" svg:width="0.231cm" svg:height="0.138cm" svg:x="28.327cm" svg:y="11.76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4" draw:text-style-name="P7" draw:layer="layout" svg:width="0.231cm" svg:height="0.138cm" svg:x="28.096cm" svg:y="11.76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4" draw:text-style-name="P7" draw:layer="layout" svg:width="0.231cm" svg:height="0.138cm" svg:x="27.865cm" svg:y="11.76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4" draw:text-style-name="P7" draw:layer="layout" svg:width="0.231cm" svg:height="0.138cm" svg:x="27.634cm" svg:y="11.76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7" draw:layer="layout" svg:width="0.878cm" svg:height="0.878cm" svg:x="26.709cm" svg:y="11.5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" draw:text-style-name="P4" draw:layer="layout" svg:width="4.318cm" svg:height="2.794cm" svg:x="14.462cm" svg:y="27.543cm">
          <text:p/>
          <draw:enhanced-geometry svg:viewBox="0 0 21600 21600" draw:type="rectangle" draw:enhanced-path="M 0 0 L 21600 0 21600 21600 0 21600 0 0 Z N"/>
        </draw:custom-shape>
        <draw:g>
          <draw:custom-shape draw:style-name="gr17" draw:text-style-name="P8" draw:layer="layout" svg:width="2.08cm" svg:height="0.231cm" svg:x="8.191cm" svg:y="13.3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8" draw:layer="layout" svg:width="0.231cm" svg:height="0.139cm" svg:x="9.901cm" svg:y="13.26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8" draw:text-style-name="P8" draw:layer="layout" svg:width="0.231cm" svg:height="0.139cm" svg:x="9.67cm" svg:y="13.26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8" draw:text-style-name="P8" draw:layer="layout" svg:width="0.231cm" svg:height="0.139cm" svg:x="9.439cm" svg:y="13.26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8" draw:text-style-name="P8" draw:layer="layout" svg:width="0.231cm" svg:height="0.139cm" svg:x="9.208cm" svg:y="13.26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8" draw:text-style-name="P8" draw:layer="layout" svg:width="0.231cm" svg:height="0.139cm" svg:x="8.977cm" svg:y="13.26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9" draw:text-style-name="P8" draw:layer="layout" svg:width="0.878cm" svg:height="0.878cm" svg:x="8.052cm" svg:y="13.0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0" draw:text-style-name="P4" draw:layer="layout" svg:width="7.057cm" svg:height="5cm" svg:x="21.248cm" svg:y="3.74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3.048cm" svg:height="1.27cm" svg:x="16.93cm" svg:y="11.334cm">
          <text:p text:style-name="P2"/>
          <draw:enhanced-geometry svg:viewBox="0 0 21600 21600" draw:type="rectangle" draw:enhanced-path="M 0 0 L 21600 0 21600 21600 0 21600 0 0 Z N"/>
        </draw:custom-shape>
        <draw:frame draw:style-name="gr22" draw:text-style-name="P9" draw:layer="layout" svg:width="5.933cm" svg:height="0.962cm" svg:x="14.807cm" svg:y="8.286cm">
          <draw:text-box>
            <text:p>Master key for user</text:p>
          </draw:text-box>
        </draw:frame>
        <draw:custom-shape draw:style-name="gr23" draw:text-style-name="P10" draw:layer="layout" svg:width="17.018cm" svg:height="13.97cm" svg:x="13.954cm" svg:y="20.05cm">
          <text:p/>
          <draw:enhanced-geometry svg:viewBox="0 0 21600 21600" draw:path-stretchpoint-x="10800" draw:path-stretchpoint-y="10800" draw:text-areas="?f3 ?f4 ?f5 ?f6" draw:type="round-rectangle" draw:modifiers="612.2352570663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1" draw:layer="layout" svg:width="0.001cm" svg:height="0.127cm" svg:x="18.144cm" svg:y="20.431cm">
          <text:p text:style-name="P2"><text:span text:style-name="T1"><text:s/></text:span><text:span text:style-name="T1">SERVER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1" draw:layer="layout" svg:width="0.001cm" svg:height="0.127cm" svg:x="26.654cm" svg:y="20.437cm">
          <text:p text:style-name="P2"><text:span text:style-name="T1"><text:s/></text:span><text:span text:style-name="T1">CLIENT of {fingerprint}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0" draw:layer="layout" svg:width="7.62cm" svg:height="12.446cm" svg:x="14.208cm" svg:y="21.32cm">
          <text:p text:style-name="P2">User {fingerprint}'s Space</text:p>
          <draw:enhanced-geometry svg:viewBox="0 0 21600 21600" draw:type="rectangle" draw:enhanced-path="M 0 0 L 21600 0 21600 21600 0 21600 0 0 Z N"/>
        </draw:custom-shape>
        <draw:line draw:style-name="gr26" draw:text-style-name="P10" draw:layer="layout" svg:x1="22.463cm" svg:y1="20.05cm" svg:x2="22.463cm" svg:y2="34.02cm">
          <text:p/>
        </draw:line>
        <draw:custom-shape draw:style-name="gr4" draw:text-style-name="P3" draw:layer="layout" svg:width="3.302cm" svg:height="0.889cm" svg:x="12.739cm" svg:y="11.461cm">
          <text:p text:style-name="P2">File 1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3.81cm" svg:height="1.397cm" svg:x="12.485cm" svg:y="11.20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4.318cm" svg:height="1.905cm" svg:x="12.231cm" svg:y="10.95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4.318cm" svg:height="1.905cm" svg:x="12.231cm" svg:y="10.953cm">
          <text:p/>
          <draw:enhanced-geometry svg:viewBox="0 0 21600 21600" draw:type="rectangle" draw:enhanced-path="M 0 0 L 21600 0 21600 21600 0 21600 0 0 Z N"/>
        </draw:custom-shape>
        <draw:g>
          <draw:custom-shape draw:style-name="gr29" draw:text-style-name="P12" draw:layer="layout" svg:width="1.942cm" svg:height="0.523cm" svg:x="14.888cm" svg:y="22.762cm">
            <text:p text:style-name="P2"><text:span text:style-name="T2">File 1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4" draw:layer="layout" svg:width="2.24cm" svg:height="0.821cm" svg:x="14.739cm" svg:y="22.613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4" draw:layer="layout" svg:width="2.54cm" svg:height="1.121cm" svg:x="14.589cm" svg:y="22.463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4" draw:layer="layout" svg:width="2.54cm" svg:height="1.121cm" svg:x="14.589cm" svg:y="22.46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9" draw:text-style-name="P13" draw:layer="layout" svg:width="1.942cm" svg:height="0.523cm" svg:x="14.888cm" svg:y="25.302cm">
            <text:p text:style-name="P2"><text:span text:style-name="T3">File 2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4" draw:layer="layout" svg:width="2.241cm" svg:height="0.823cm" svg:x="14.738cm" svg:y="25.152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4" draw:layer="layout" svg:width="2.54cm" svg:height="1.121cm" svg:x="14.589cm" svg:y="25.00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4" draw:text-style-name="P6" draw:layer="layout" svg:width="1.301cm" svg:height="0.144cm" svg:x="15.548cm" svg:y="24.19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6" draw:layer="layout" svg:width="0.144cm" svg:height="0.087cm" svg:x="16.618cm" svg:y="24.113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6" draw:layer="layout" svg:width="0.145cm" svg:height="0.087cm" svg:x="16.473cm" svg:y="24.113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6" draw:layer="layout" svg:width="0.144cm" svg:height="0.087cm" svg:x="16.329cm" svg:y="24.113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6" draw:layer="layout" svg:width="0.144cm" svg:height="0.087cm" svg:x="16.185cm" svg:y="24.113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6" draw:layer="layout" svg:width="0.145cm" svg:height="0.087cm" svg:x="16.04cm" svg:y="24.113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5" draw:text-style-name="P6" draw:layer="layout" svg:width="0.549cm" svg:height="0.548cm" svg:x="15.462cm" svg:y="23.9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36" draw:text-style-name="P4" draw:layer="layout" svg:width="1.905cm" svg:height="0.794cm" svg:x="15.224cm" svg:y="23.8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37" draw:text-style-name="P7" draw:layer="layout" svg:width="1.301cm" svg:height="0.145cm" svg:x="15.548cm" svg:y="26.71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7" draw:layer="layout" svg:width="0.144cm" svg:height="0.086cm" svg:x="16.618cm" svg:y="26.637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4" draw:text-style-name="P7" draw:layer="layout" svg:width="0.145cm" svg:height="0.086cm" svg:x="16.473cm" svg:y="26.637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4" draw:text-style-name="P7" draw:layer="layout" svg:width="0.144cm" svg:height="0.086cm" svg:x="16.329cm" svg:y="26.637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4" draw:text-style-name="P7" draw:layer="layout" svg:width="0.145cm" svg:height="0.086cm" svg:x="16.184cm" svg:y="26.637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4" draw:text-style-name="P7" draw:layer="layout" svg:width="0.143cm" svg:height="0.086cm" svg:x="16.041cm" svg:y="26.637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8" draw:text-style-name="P7" draw:layer="layout" svg:width="0.547cm" svg:height="0.549cm" svg:x="15.463cm" svg:y="26.5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36" draw:text-style-name="P4" draw:layer="layout" svg:width="1.905cm" svg:height="0.794cm" svg:x="15.224cm" svg:y="26.3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7" draw:text-style-name="P8" draw:layer="layout" svg:width="2.08cm" svg:height="0.231cm" svg:x="14.582cm" svg:y="31.45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8" draw:layer="layout" svg:width="0.231cm" svg:height="0.139cm" svg:x="16.292cm" svg:y="31.32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8" draw:text-style-name="P8" draw:layer="layout" svg:width="0.231cm" svg:height="0.139cm" svg:x="16.061cm" svg:y="31.32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8" draw:text-style-name="P8" draw:layer="layout" svg:width="0.231cm" svg:height="0.139cm" svg:x="15.83cm" svg:y="31.32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8" draw:text-style-name="P8" draw:layer="layout" svg:width="0.231cm" svg:height="0.139cm" svg:x="15.599cm" svg:y="31.32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8" draw:text-style-name="P8" draw:layer="layout" svg:width="0.231cm" svg:height="0.139cm" svg:x="15.368cm" svg:y="31.32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9" draw:text-style-name="P8" draw:layer="layout" svg:width="0.878cm" svg:height="0.878cm" svg:x="14.443cm" svg:y="31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39" draw:text-style-name="P14" draw:layer="layout" svg:width="4.286cm" svg:height="2.299cm" svg:x="14.485cm" svg:y="27.789cm">
            <draw:text-box>
              <text:p><text:span text:style-name="T2">{</text:span></text:p>
              <text:p><text:span text:style-name="T2"><text:s text:c="4"/></text:span><text:span text:style-name="T2">key: <text:s text:c="12"/>,</text:span></text:p>
              <text:p><text:span text:style-name="T2"><text:s text:c="4"/></text:span><text:span text:style-name="T2">root: </text:span><text:span text:style-name="T4">73e964aec</text:span><text:span text:style-name="T2"> </text:span></text:p>
              <text:p><text:span text:style-name="T2">} </text:span></text:p>
            </draw:text-box>
          </draw:frame>
          <draw:g>
            <draw:custom-shape draw:style-name="gr40" draw:text-style-name="P5" draw:layer="layout" svg:width="1.247cm" svg:height="0.138cm" svg:x="16.325cm" svg:y="28.63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5" draw:layer="layout" svg:width="0.139cm" svg:height="0.084cm" svg:x="17.35cm" svg:y="28.554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7" draw:text-style-name="P5" draw:layer="layout" svg:width="0.138cm" svg:height="0.084cm" svg:x="17.212cm" svg:y="28.554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7" draw:text-style-name="P5" draw:layer="layout" svg:width="0.139cm" svg:height="0.084cm" svg:x="17.073cm" svg:y="28.554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7" draw:text-style-name="P5" draw:layer="layout" svg:width="0.138cm" svg:height="0.084cm" svg:x="16.935cm" svg:y="28.554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7" draw:text-style-name="P5" draw:layer="layout" svg:width="0.139cm" svg:height="0.084cm" svg:x="16.796cm" svg:y="28.554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1" draw:text-style-name="P5" draw:layer="layout" svg:width="0.526cm" svg:height="0.526cm" svg:x="16.242cm" svg:y="28.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42" draw:text-style-name="P15" draw:layer="layout" svg:width="2.471cm" svg:height="0.725cm" svg:x="17.383cm" svg:y="22.59cm">
          <draw:text-box>
            <text:p><text:span text:style-name="T4">bfc4e74c8</text:span></text:p>
          </draw:text-box>
        </draw:frame>
        <draw:frame draw:style-name="gr43" draw:text-style-name="P15" draw:layer="layout" svg:width="2.61cm" svg:height="0.725cm" svg:x="17.383cm" svg:y="25.257cm">
          <draw:text-box>
            <text:p><text:span text:style-name="T4">73e964aec</text:span></text:p>
          </draw:text-box>
        </draw:frame>
        <draw:frame draw:style-name="gr44" draw:text-style-name="P15" draw:layer="layout" svg:width="3.385cm" svg:height="0.725cm" svg:x="17.383cm" svg:y="26.4cm">
          <draw:text-box>
            <text:p><text:span text:style-name="T4">73e964aec.key</text:span></text:p>
          </draw:text-box>
        </draw:frame>
        <draw:frame draw:style-name="gr45" draw:text-style-name="P15" draw:layer="layout" svg:width="3.245cm" svg:height="0.725cm" svg:x="17.383cm" svg:y="23.86cm">
          <draw:text-box>
            <text:p><text:span text:style-name="T4">bfc4e74c8.key</text:span></text:p>
          </draw:text-box>
        </draw:frame>
        <draw:custom-shape draw:style-name="gr46" draw:text-style-name="P4" draw:layer="layout" svg:width="4.002cm" svg:height="2.46cm" svg:x="14.597cm" svg:y="27.758cm">
          <text:p/>
          <draw:enhanced-geometry svg:viewBox="0 0 21600 21600" draw:type="rectangle" draw:enhanced-path="M 0 0 L 21600 0 21600 21600 0 21600 0 0 Z N"/>
        </draw:custom-shape>
        <draw:frame draw:style-name="gr47" draw:text-style-name="P16" draw:layer="layout" svg:width="3.313cm" svg:height="1.319cm" svg:x="18.699cm" svg:y="28.257cm">
          <draw:text-box>
            <text:p><text:span text:style-name="T5">storage initiation,</text:span></text:p>
            <text:p><text:span text:style-name="T5">created and signed </text:span></text:p>
            <text:p><text:span text:style-name="T5">by {fingerprint}</text:span></text:p>
          </draw:text-box>
        </draw:frame>
        <draw:frame draw:style-name="gr48" draw:text-style-name="P17" draw:layer="layout" svg:width="3.851cm" svg:height="0.683cm" svg:x="17.129cm" svg:y="31.197cm">
          <draw:text-box>
            <text:p><text:span text:style-name="T6">master key for user</text:span></text:p>
          </draw:text-box>
        </draw:frame>
        <draw:frame draw:style-name="gr49" draw:text-style-name="P17" draw:layer="layout" svg:width="5.125cm" svg:height="1.115cm" svg:x="25.892cm" svg:y="21.574cm">
          <draw:text-box>
            <text:p><text:span text:style-name="T6">private key of {fingerprint},</text:span></text:p>
            <text:p><text:span text:style-name="T6">encrypted with passphrase</text:span></text:p>
          </draw:text-box>
        </draw:frame>
        <draw:g>
          <draw:custom-shape draw:style-name="gr1" draw:text-style-name="P1" draw:layer="layout" svg:width="2.366cm" svg:height="0.264cm" svg:x="14.584cm" svg:y="32.54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" draw:text-style-name="P18" draw:layer="layout" svg:width="1.016cm" svg:height="0.889cm" svg:x="14.443cm" svg:y="32.22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51" draw:text-style-name="P17" draw:layer="layout" svg:width="4.782cm" svg:height="0.683cm" svg:x="16.996cm" svg:y="32.353cm">
          <draw:text-box>
            <text:p><text:span text:style-name="T6">public key of {fingerprint}</text:span></text:p>
          </draw:text-box>
        </draw:frame>
        <draw:custom-shape draw:style-name="gr52" draw:text-style-name="P4" draw:layer="layout" svg:width="3.048cm" svg:height="1.397cm" svg:x="22.971cm" svg:y="21.19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9T01:21:08.762015848</meta:creation-date>
    <dc:date>2015-11-15T00:25:23.099896267</dc:date>
    <meta:editing-duration>P1DT1H42M10S</meta:editing-duration>
    <meta:editing-cycles>3</meta:editing-cycles>
    <meta:generator>LibreOffice/5.0.3.2$Linux_X86_64 LibreOffice_project/00m0$Build-2</meta:generator>
    <meta:document-statistic meta:object-count="116"/>
  </office:meta>
</office:document-meta>
</file>